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CDEE+Century Gothic" svg:font-family="'ABCDEE+Century Gothic'" style:font-family-generic="roman"/>
    <style:font-face style:name="Symbol" svg:font-family="Symbo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officeooo:rsid="0016752f" officeooo:paragraph-rsid="0016752f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normal" officeooo:rsid="0016752f" officeooo:paragraph-rsid="0016d23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16d235" officeooo:paragraph-rsid="0016752f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16d235" officeooo:paragraph-rsid="0016d235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1811dc" officeooo:paragraph-rsid="001811d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1a69e6" officeooo:paragraph-rsid="001a69e6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c2c8e" officeooo:paragraph-rsid="001c2c8e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c64a4" officeooo:paragraph-rsid="001c64a4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d5e4c" officeooo:paragraph-rsid="001d5e4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dff90" officeooo:paragraph-rsid="001dff90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e9ad9" officeooo:paragraph-rsid="001e9ad9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1ef946" officeooo:paragraph-rsid="001ef946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ef946" officeooo:paragraph-rsid="0023cf79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1f7802" officeooo:paragraph-rsid="001f7802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fe5ef" officeooo:paragraph-rsid="001fe5ef" style:font-size-asian="10.5pt" style:font-weight-asian="normal" style:font-size-complex="12pt" style:font-weight-complex="normal"/>
    </style:style>
    <style:style style:name="P16" style:family="paragraph" style:parent-style-name="Standard">
      <style:text-properties officeooo:paragraph-rsid="0016752f"/>
    </style:style>
    <style:style style:name="P17" style:family="paragraph" style:parent-style-name="Standard">
      <style:text-properties officeooo:rsid="0016752f" officeooo:paragraph-rsid="0016752f"/>
    </style:style>
    <style:style style:name="P18" style:family="paragraph" style:parent-style-name="Standard">
      <style:text-properties style:font-name="Liberation Serif" officeooo:rsid="001fe5ef" officeooo:paragraph-rsid="001fe5ef"/>
    </style:style>
    <style:style style:name="P19" style:family="paragraph" style:parent-style-name="Standard">
      <style:text-properties style:font-name="Liberation Serif" officeooo:rsid="002187ec" officeooo:paragraph-rsid="002187ec"/>
    </style:style>
    <style:style style:name="P20" style:family="paragraph" style:parent-style-name="Standard">
      <style:text-properties style:font-name="Liberation Serif" officeooo:rsid="0023cf79" officeooo:paragraph-rsid="0023cf79"/>
    </style:style>
    <style:style style:name="P21" style:family="paragraph" style:parent-style-name="Standard">
      <style:text-properties style:font-name="Liberation Serif" fo:font-size="12pt" style:text-underline-style="none" fo:font-weight="normal" officeooo:rsid="0016752f" officeooo:paragraph-rsid="0016752f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style:text-underline-style="none" fo:font-weight="normal" officeooo:rsid="0016d235" officeooo:paragraph-rsid="0016d235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style:text-underline-style="none" fo:font-weight="normal" officeooo:rsid="001c2c8e" officeooo:paragraph-rsid="001a69e6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style:text-underline-style="none" fo:font-weight="normal" officeooo:rsid="001d5e4c" officeooo:paragraph-rsid="001d5e4c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style:text-underline-style="none" fo:font-weight="normal" officeooo:rsid="001dff90" officeooo:paragraph-rsid="001dff90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style:text-underline-style="none" fo:font-weight="normal" officeooo:rsid="001fe5ef" officeooo:paragraph-rsid="001fe5ef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.5pt" style:text-underline-style="none" fo:font-weight="normal" officeooo:rsid="0023cf79" officeooo:paragraph-rsid="0023cf79" style:font-size-asian="12.5pt" style:font-weight-asian="normal" style:font-size-complex="12pt" style:font-weight-complex="normal"/>
    </style:style>
    <style:style style:name="P28" style:family="paragraph" style:parent-style-name="Standard">
      <style:text-properties officeooo:paragraph-rsid="001e9ad9"/>
    </style:style>
    <style:style style:name="P29" style:family="paragraph" style:parent-style-name="Standard">
      <style:text-properties officeooo:paragraph-rsid="001fe5ef"/>
    </style:style>
    <style:style style:name="P30" style:family="paragraph" style:parent-style-name="Standard">
      <style:text-properties officeooo:paragraph-rsid="002187ec"/>
    </style:style>
    <style:style style:name="P31" style:family="paragraph" style:parent-style-name="Standard">
      <style:text-properties officeooo:paragraph-rsid="0023cf79"/>
    </style:style>
    <style:style style:name="P32" style:family="paragraph" style:parent-style-name="Standard">
      <style:text-properties officeooo:rsid="0023cf79" officeooo:paragraph-rsid="0023cf79"/>
    </style:style>
    <style:style style:name="P33" style:family="paragraph" style:parent-style-name="Standard">
      <style:text-properties style:font-name="Times New Roman" fo:font-size="12pt" style:text-underline-style="none" fo:font-weight="normal" officeooo:rsid="001f7802" officeooo:paragraph-rsid="001f7802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Times New Roman" fo:font-size="12pt" officeooo:rsid="0023cf79" officeooo:paragraph-rsid="0023cf79" style:font-size-asian="12pt"/>
    </style:style>
    <style:style style:name="P35" style:family="paragraph">
      <style:paragraph-properties fo:text-align="center"/>
    </style:style>
    <style:style style:name="T1" style:family="text">
      <style:text-properties officeooo:rsid="0016752f"/>
    </style:style>
    <style:style style:name="T2" style:family="text">
      <style:text-properties fo:font-size="14pt" style:text-underline-style="solid" style:text-underline-width="auto" style:text-underline-color="font-color" fo:font-weight="bold" officeooo:rsid="0016752f" style:font-size-asian="14pt" style:font-weight-asian="bold" style:font-size-complex="14pt" style:font-weight-complex="bold"/>
    </style:style>
    <style:style style:name="T3" style:family="text">
      <style:text-properties style:font-name="Symbol" fo:font-size="12pt" style:font-size-asian="12pt"/>
    </style:style>
    <style:style style:name="T4" style:family="text">
      <style:text-properties style:font-name="Symbol" fo:font-size="12pt" officeooo:rsid="0016752f" style:font-size-asian="12pt"/>
    </style:style>
    <style:style style:name="T5" style:family="text">
      <style:text-properties style:font-name="Symbol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Symbol" fo:font-size="12pt" style:text-underline-style="none" fo:font-weight="normal" officeooo:rsid="0016752f" style:font-size-asian="12pt" style:font-weight-asian="normal" style:font-size-complex="12pt" style:font-weight-complex="normal"/>
    </style:style>
    <style:style style:name="T7" style:family="text">
      <style:text-properties style:font-name="Symbol" fo:font-size="12pt" style:text-underline-style="none" fo:font-weight="normal" officeooo:rsid="0016d235" style:font-size-asian="12pt" style:font-weight-asian="normal" style:font-size-complex="12pt" style:font-weight-complex="normal"/>
    </style:style>
    <style:style style:name="T8" style:family="text">
      <style:text-properties style:font-name="Symbol" fo:font-size="12pt" style:text-underline-style="none" fo:font-weight="normal" officeooo:rsid="001fe5ef" style:font-size-asian="12pt" style:font-weight-asian="normal" style:font-size-complex="12pt" style:font-weight-complex="normal"/>
    </style:style>
    <style:style style:name="T9" style:family="text">
      <style:text-properties style:font-name="Symbol" style:font-size-asian="12pt"/>
    </style:style>
    <style:style style:name="T10" style:family="text">
      <style:text-properties style:font-name="Symbol" officeooo:rsid="0016752f" style:font-size-asian="12pt"/>
    </style:style>
    <style:style style:name="T11" style:family="text">
      <style:text-properties style:font-name="Symbol" officeooo:rsid="0016d235" style:font-size-asian="12pt"/>
    </style:style>
    <style:style style:name="T12" style:family="text">
      <style:text-properties style:font-name="Symbol" officeooo:rsid="001a69e6" style:font-size-asian="12pt"/>
    </style:style>
    <style:style style:name="T13" style:family="text">
      <style:text-properties style:font-name="Symbol" officeooo:rsid="001c64a4" style:font-size-asian="12pt"/>
    </style:style>
    <style:style style:name="T14" style:family="text">
      <style:text-properties style:font-name="Symbol" fo:font-size="12.5pt" style:text-underline-style="none" fo:font-weight="normal" officeooo:rsid="002187ec" style:font-size-asian="12.5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16752f" style:font-size-asian="10.5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16752f" style:font-size-asian="12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16d235" style:font-size-asian="12pt" style:font-weight-asian="normal" style:font-size-complex="12pt" style:font-weight-complex="normal"/>
    </style:style>
    <style:style style:name="T19" style:family="text">
      <style:text-properties fo:font-size="12pt" style:text-underline-style="none" fo:font-weight="normal" officeooo:rsid="001fe5ef" style:font-size-asian="12pt" style:font-weight-asian="normal" style:font-size-complex="12pt" style:font-weight-complex="normal"/>
    </style:style>
    <style:style style:name="T20" style:family="text">
      <style:text-properties fo:font-size="12pt" style:text-underline-style="none" fo:font-weight="normal" officeooo:rsid="0022a171" style:font-size-asian="12pt" style:font-weight-asian="normal" style:font-size-complex="12pt" style:font-weight-complex="normal"/>
    </style:style>
    <style:style style:name="T21" style:family="text">
      <style:text-properties fo:font-size="12pt" style:text-underline-style="none" fo:font-weight="normal" officeooo:rsid="0029e179" style:font-size-asian="12pt" style:font-weight-asian="normal" style:font-size-complex="12pt" style:font-weight-complex="normal"/>
    </style:style>
    <style:style style:name="T22" style:family="text">
      <style:text-properties fo:font-size="12pt" style:font-size-asian="12pt"/>
    </style:style>
    <style:style style:name="T23" style:family="text">
      <style:text-properties style:font-name="ABCDEE+Century Gothic" fo:font-size="12pt" style:text-underline-style="none" fo:font-weight="normal" style:font-size-asian="12pt" style:font-weight-asian="normal" style:font-size-complex="12pt" style:font-weight-complex="normal"/>
    </style:style>
    <style:style style:name="T24" style:family="text">
      <style:text-properties style:font-name="ABCDEE+Century Gothic" fo:font-size="12pt" style:text-underline-style="none" fo:font-weight="normal" officeooo:rsid="0016752f" style:font-size-asian="12pt" style:font-weight-asian="normal" style:font-size-complex="12pt" style:font-weight-complex="normal"/>
    </style:style>
    <style:style style:name="T25" style:family="text">
      <style:text-properties style:font-name="ABCDEE+Century Gothic" style:font-size-asian="12pt"/>
    </style:style>
    <style:style style:name="T26" style:family="text">
      <style:text-properties style:font-name="ABCDEE+Century Gothic" officeooo:rsid="0016752f" style:font-size-asian="12pt"/>
    </style:style>
    <style:style style:name="T27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style:text-underline-style="none" fo:font-weight="normal" officeooo:rsid="0016752f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style:text-underline-style="none" fo:font-weight="normal" officeooo:rsid="001dff90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style:text-underline-style="none" fo:font-weight="normal" officeooo:rsid="001e9ad9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style:text-underline-style="none" fo:font-weight="normal" officeooo:rsid="0022a171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style:text-underline-style="none" fo:font-weight="normal" officeooo:rsid="002187ec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style:text-underline-style="none" fo:font-weight="normal" officeooo:rsid="0023cf79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officeooo:rsid="0016752f" style:font-size-asian="12pt"/>
    </style:style>
    <style:style style:name="T35" style:family="text">
      <style:text-properties style:font-name="Liberation Serif" fo:font-size="12pt" officeooo:rsid="0016d235" style:font-size-asian="12pt"/>
    </style:style>
    <style:style style:name="T36" style:family="text">
      <style:text-properties style:font-name="Liberation Serif" fo:font-size="12pt" officeooo:rsid="001811dc" style:font-size-asian="12pt"/>
    </style:style>
    <style:style style:name="T37" style:family="text">
      <style:text-properties style:font-name="Liberation Serif" fo:font-size="12pt" officeooo:rsid="0022a171" style:font-size-asian="12pt"/>
    </style:style>
    <style:style style:name="T38" style:family="text">
      <style:text-properties style:font-name="Liberation Serif" style:font-size-asian="12pt"/>
    </style:style>
    <style:style style:name="T39" style:family="text">
      <style:text-properties style:font-name="Liberation Serif" officeooo:rsid="0016752f" style:font-size-asian="12pt"/>
    </style:style>
    <style:style style:name="T40" style:family="text">
      <style:text-properties style:font-name="Liberation Serif" officeooo:rsid="0016d235" style:font-size-asian="12pt"/>
    </style:style>
    <style:style style:name="T41" style:family="text">
      <style:text-properties style:font-name="Liberation Serif" officeooo:rsid="001811dc" style:font-size-asian="12pt"/>
    </style:style>
    <style:style style:name="T42" style:family="text">
      <style:text-properties style:font-name="Liberation Serif" officeooo:rsid="001c2c8e" style:font-size-asian="12pt"/>
    </style:style>
    <style:style style:name="T43" style:family="text">
      <style:text-properties style:font-name="Liberation Serif" officeooo:rsid="001a69e6" style:font-size-asian="12pt"/>
    </style:style>
    <style:style style:name="T44" style:family="text">
      <style:text-properties style:font-name="Liberation Serif" officeooo:rsid="001c64a4" style:font-size-asian="12pt"/>
    </style:style>
    <style:style style:name="T45" style:family="text">
      <style:text-properties style:font-name="Liberation Serif" officeooo:rsid="001dff90" style:font-size-asian="12pt"/>
    </style:style>
    <style:style style:name="T46" style:family="text">
      <style:text-properties style:font-name="Liberation Serif" officeooo:rsid="001e9ad9" style:font-size-asian="12pt"/>
    </style:style>
    <style:style style:name="T47" style:family="text">
      <style:text-properties style:font-name="Liberation Serif" officeooo:rsid="0016d235"/>
    </style:style>
    <style:style style:name="T48" style:family="text">
      <style:text-properties style:font-name="Liberation Serif" fo:font-weight="bold" style:font-size-asian="12pt" style:font-weight-asian="bold" style:font-weight-complex="bold"/>
    </style:style>
    <style:style style:name="T49" style:family="text">
      <style:text-properties style:font-name="Liberation Serif" fo:font-weight="bold" officeooo:rsid="0016752f" style:font-size-asian="12pt" style:font-weight-asian="bold" style:font-weight-complex="bold"/>
    </style:style>
    <style:style style:name="T50" style:family="text">
      <style:text-properties style:font-name="Liberation Serif" fo:font-size="12.5pt" style:text-underline-style="none" fo:font-weight="normal" officeooo:rsid="002187ec" style:font-size-asian="12.5pt" style:font-weight-asian="normal" style:font-size-complex="12pt" style:font-weight-complex="normal"/>
    </style:style>
    <style:style style:name="T51" style:family="text">
      <style:text-properties style:text-line-through-style="solid" style:text-line-through-type="single" style:font-name="Liberation Serif" style:font-size-asian="12pt"/>
    </style:style>
    <style:style style:name="T52" style:family="text">
      <style:text-properties style:text-line-through-style="solid" style:text-line-through-type="single" style:font-name="Liberation Serif" officeooo:rsid="001c2c8e" style:font-size-asian="12pt"/>
    </style:style>
    <style:style style:name="T53" style:family="text">
      <style:text-properties style:font-name="Times New Roman" fo:font-size="12pt" style:font-size-asian="12pt"/>
    </style:style>
    <style:style style:name="T54" style:family="text">
      <style:text-properties style:font-name="Times New Roman" fo:font-size="12pt" officeooo:rsid="0023cf79" style:font-size-asian="12pt"/>
    </style:style>
    <style:style style:name="T55" style:family="text">
      <style:text-properties style:font-name="Times New Roman" fo:font-size="12pt" officeooo:rsid="002b98c6" style:font-size-asian="12pt"/>
    </style:style>
    <style:style style:name="T56" style:family="text">
      <style:text-properties style:font-name="Times New Roman" fo:font-size="12pt" officeooo:rsid="002ce8d6" style:font-size-asian="12pt"/>
    </style:style>
    <style:style style:name="T57" style:family="text">
      <style:text-properties style:font-name="Times New Roman" fo:font-size="12pt" officeooo:rsid="002d97d3" style:font-size-asian="12pt"/>
    </style:style>
    <style:style style:name="T58" style:family="text">
      <style:text-properties style:font-name="Times New Roman" style:font-size-asian="12pt"/>
    </style:style>
    <style:style style:name="T59" style:family="text">
      <style:text-properties style:text-line-through-style="none" style:text-line-through-type="none" style:font-name="Liberation Serif" style:font-size-asian="12pt"/>
    </style:style>
    <style:style style:name="T60" style:family="text">
      <style:text-properties style:text-line-through-style="none" style:text-line-through-type="none" style:font-name="Liberation Serif" officeooo:rsid="001e9ad9" style:font-size-asian="12pt"/>
    </style:style>
    <style:style style:name="T61" style:family="text">
      <style:text-properties style:text-line-through-style="none" style:text-line-through-type="none" style:font-name="Liberation Serif" officeooo:rsid="0016752f" style:font-size-asian="12pt"/>
    </style:style>
    <style:style style:name="T62" style:family="text">
      <style:text-properties style:text-line-through-style="none" style:text-line-through-type="none" style:font-name="Liberation Serif" officeooo:rsid="001c2c8e" style:font-size-asian="12pt"/>
    </style:style>
    <style:style style:name="T63" style:family="text">
      <style:text-properties style:text-line-through-style="none" style:text-line-through-type="none" style:font-name="Liberation Serif" officeooo:rsid="001a69e6" style:font-size-asian="12pt"/>
    </style:style>
    <style:style style:name="T64" style:family="text">
      <style:text-properties style:text-line-through-style="none" style:text-line-through-type="none" style:font-name="Liberation Serif" fo:font-weight="bold" style:font-size-asian="12pt" style:font-weight-asian="bold" style:font-weight-complex="bold"/>
    </style:style>
    <style:style style:name="T65" style:family="text">
      <style:text-properties style:text-line-through-style="none" style:text-line-through-type="none" style:font-name="Symbol" officeooo:rsid="0016752f" style:font-size-asian="12pt"/>
    </style:style>
    <style:style style:name="T66" style:family="text">
      <style:text-properties style:text-line-through-style="none" style:text-line-through-type="none" style:font-name="Symbol" officeooo:rsid="0016d235" style:font-size-asian="12pt"/>
    </style:style>
    <style:style style:name="T67" style:family="text">
      <style:text-properties style:text-line-through-style="none" style:text-line-through-type="none" style:font-name="Symbol" officeooo:rsid="001a69e6" style:font-size-asian="12pt"/>
    </style:style>
    <style:style style:name="T68" style:family="text">
      <style:text-properties style:text-line-through-style="none" style:text-line-through-type="none" style:font-name="ABCDEE+Century Gothic" officeooo:rsid="0016752f" style:font-size-asian="12pt"/>
    </style:style>
    <style:style style:name="T69" style:family="text">
      <style:text-properties fo:font-size="12.5pt" style:text-underline-style="none" fo:font-weight="normal" style:font-size-asian="12.5pt" style:font-weight-asian="normal" style:font-size-complex="12pt" style:font-weight-complex="normal"/>
    </style:style>
    <style:style style:name="gr1" style:family="graphic">
      <style:graphic-properties svg:stroke-color="#000000" draw:fill-color="#ffff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svg:stroke-color="#111111" draw:marker-start-width="0.349cm" draw:marker-end-width="0.349cm" draw:fill-color="#ffffff" draw:textarea-horizontal-align="center" draw:textarea-vertical-align="middle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2"/><text:span text:style-name="T2">Logic Coursework</text:span></text:p>
      <text:p text:style-name="Standard"/>
      <text:p text:style-name="P1">1) i)</text:p>
      <text:p text:style-name="P1">Formalising the argument, we get:</text:p>
      <text:p text:style-name="P1"/>
      <text:p text:style-name="P16"><text:span text:style-name="T15">1. P </text:span><text:span text:style-name="T3"> </text:span><text:span text:style-name="T24">¬</text:span><text:span text:style-name="T28">(O</text:span><text:span text:style-name="T3"></text:span><text:span text:style-name="T4">R) </text:span><text:span text:style-name="T34"><text:s text:c="45"/>given</text:span></text:p>
      <text:p text:style-name="P16"><text:span text:style-name="T34">2. (</text:span><text:span text:style-name="T24">¬</text:span><text:span text:style-name="T28">O</text:span><text:span text:style-name="T6"></text:span><text:span text:style-name="T28">P) </text:span><text:span text:style-name="T3"> </text:span><text:span text:style-name="T34">DDI <text:s text:c="39"/>given <text:s text:c="22"/></text:span><text:span text:style-name="T35">premises</text:span></text:p>
      <text:p text:style-name="P17"><text:span text:style-name="T27">3. (O</text:span><text:span text:style-name="T5"></text:span><text:span text:style-name="T27">R </text:span><text:span text:style-name="T5"> </text:span><text:span text:style-name="T23">¬</text:span><text:span text:style-name="T27">P)</text:span><text:span text:style-name="T5"> </text:span><text:span text:style-name="T27">DAI <text:s text:c="33"/>given</text:span></text:p>
      <text:p text:style-name="P21">-------------------------------------------------------------</text:p>
      <text:p text:style-name="P4">DDI <text:span text:style-name="T10"> </text:span><text:span text:style-name="T38">DAI <text:s text:c="83"/>conclusion</text:span></text:p>
      <text:p text:style-name="P1"><text:s/></text:p>
      <text:p text:style-name="P1"/>
      <text:p text:style-name="P4">ii)</text:p>
      <text:p text:style-name="P4">We want to show that the argument is valid.</text:p>
      <text:p text:style-name="P4"/>
      <text:p text:style-name="P4">Let us first prove the following lemma : <text:span text:style-name="T26">¬</text:span><text:span text:style-name="T38">P</text:span><text:span text:style-name="T9"></text:span><text:span text:style-name="T38">(O</text:span><text:span text:style-name="T10"></text:span><text:span text:style-name="T38">R)</text:span></text:p>
      <text:p text:style-name="P4"/>
      <text:p text:style-name="P22">We have:</text:p>
      <text:p text:style-name="P2"/>
      <text:p text:style-name="P3"><text:span text:style-name="T1">1. P </text:span><text:span text:style-name="T9"> </text:span><text:span text:style-name="T26">¬</text:span><text:span text:style-name="T39">(O</text:span><text:span text:style-name="T9"></text:span><text:span text:style-name="T10">R) </text:span><text:span text:style-name="T39"><text:s text:c="45"/>given</text:span></text:p>
      <text:p text:style-name="P4"><text:span text:style-name="T38">2. P</text:span><text:span text:style-name="T39"> </text:span><text:span text:style-name="T10"> </text:span><text:span text:style-name="T26">¬</text:span><text:span text:style-name="T39">(O</text:span><text:span text:style-name="T9"></text:span><text:span text:style-name="T10">R) </text:span><text:span text:style-name="T39"><text:s text:c="44"/></text:span><text:span text:style-name="T10"> </text:span><text:span text:style-name="T9">E </text:span><text:span text:style-name="T38">,1 <text:s text:c="6"/></text:span></text:p>
      <text:p text:style-name="P4"><text:span text:style-name="T38">3. <text:s/>(O</text:span><text:span text:style-name="T9"></text:span><text:span text:style-name="T38">R)</text:span><text:span text:style-name="T10"></text:span><text:span text:style-name="T26">¬</text:span><text:span text:style-name="T38">P <text:s text:c="45"/>contraposition, 2</text:span></text:p>
      <text:p text:style-name="P5"><text:span text:style-name="T38">4. </text:span><text:span text:style-name="T26">¬</text:span><text:span text:style-name="T39">(O</text:span><text:span text:style-name="T11"></text:span><text:span text:style-name="T38">R</text:span><text:span text:style-name="T10">)  </text:span><text:span text:style-name="T38">P</text:span><text:span text:style-name="T10"> <text:s text:c="43"/> </text:span><text:span text:style-name="T11">E </text:span><text:span text:style-name="T40">,1 </text:span></text:p>
      <text:p text:style-name="P5"><text:span text:style-name="T40">5. </text:span><text:span text:style-name="T26">¬</text:span><text:span text:style-name="T38">P </text:span><text:span text:style-name="T10"> </text:span><text:span text:style-name="T40">O</text:span><text:span text:style-name="T11"></text:span><text:span text:style-name="T40">R <text:s text:c="46"/></text:span><text:span text:style-name="T38">contraposition, 4</text:span></text:p>
      <text:p text:style-name="P5"><text:span text:style-name="T38">6. </text:span><text:span text:style-name="T26">¬</text:span><text:span text:style-name="T38">P </text:span><text:span text:style-name="T11"> </text:span><text:span text:style-name="T40">O</text:span><text:span text:style-name="T11"></text:span><text:span text:style-name="T40">R <text:s text:c="46"/></text:span><text:span text:style-name="T10"></text:span><text:span text:style-name="T40"> </text:span><text:span text:style-name="T38">I,5,3</text:span></text:p>
      <text:p text:style-name="P5"/>
      <text:p text:style-name="P5"><text:span text:style-name="T38">So we get : lemma1 : </text:span><text:span text:style-name="T26">¬</text:span><text:span text:style-name="T38">P </text:span><text:span text:style-name="T11"> </text:span><text:span text:style-name="T40">O</text:span><text:span text:style-name="T11"> </text:span><text:span text:style-name="T40">R </text:span></text:p>
      <text:p text:style-name="P5"><text:span text:style-name="T40">S</text:span><text:span text:style-name="T38">o now, using the premises and lemma1, we can derive the conclusion :</text:span></text:p>
      <text:p text:style-name="P5"/>
      <text:p text:style-name="P16"><text:span text:style-name="T15">1. P </text:span><text:span text:style-name="T3"> </text:span><text:span text:style-name="T24">¬</text:span><text:span text:style-name="T28">(O</text:span><text:span text:style-name="T3"></text:span><text:span text:style-name="T4">R) </text:span><text:span text:style-name="T34"><text:s text:c="49"/>given</text:span></text:p>
      <text:p text:style-name="P5"><text:span text:style-name="T38">2. </text:span><text:span text:style-name="T26">¬</text:span><text:span text:style-name="T38">P </text:span><text:span text:style-name="T11"> </text:span><text:span text:style-name="T40">O</text:span><text:span text:style-name="T11"></text:span><text:span text:style-name="T40">R <text:s text:c="51"/></text:span><text:span text:style-name="T38">lemma1</text:span></text:p>
      <text:p text:style-name="P16"><text:span text:style-name="T36">3</text:span><text:span text:style-name="T34">. (</text:span><text:span text:style-name="T24">¬</text:span><text:span text:style-name="T28">O</text:span><text:span text:style-name="T6"></text:span><text:span text:style-name="T28">P) </text:span><text:span text:style-name="T3"> </text:span><text:span text:style-name="T34">DDI <text:s text:c="43"/>given <text:s text:c="21"/></text:span></text:p>
      <text:p text:style-name="P1"><text:span text:style-name="T41">4</text:span><text:span text:style-name="T38">. (O</text:span><text:span text:style-name="T9"></text:span><text:span text:style-name="T38">R </text:span><text:span text:style-name="T9"> </text:span><text:span text:style-name="T25">¬</text:span><text:span text:style-name="T38">P) </text:span><text:span text:style-name="T9"> </text:span><text:span text:style-name="T38">DAI <text:s text:c="36"/>given</text:span></text:p>
      <text:p text:style-name="P5"><text:span text:style-name="T38">5. <text:s/></text:span><text:span text:style-name="T39">O</text:span><text:span text:style-name="T10"></text:span><text:span text:style-name="T39">R </text:span><text:span text:style-name="T10"> </text:span><text:span text:style-name="T26">¬</text:span><text:span text:style-name="T39">P <text:s text:c="50"/></text:span><text:span text:style-name="T10"> </text:span><text:span text:style-name="T11">E </text:span><text:span text:style-name="T40">,</text:span><text:span text:style-name="T38">2</text:span></text:p>
      <text:p text:style-name="P6"><text:span text:style-name="T40">6. </text:span><text:span text:style-name="T38">DAI <text:s text:c="64"/></text:span><text:span text:style-name="T9"> </text:span><text:span text:style-name="T38">E,4,5</text:span></text:p>
      <text:p text:style-name="P6"><draw:rect text:anchor-type="paragraph" draw:z-index="0" draw:style-name="gr1" draw:text-style-name="P35" svg:width="9.129cm" svg:height="3.123cm" svg:x="1.127cm" svg:y="0.042cm"><text:p/></draw:rect><text:span text:style-name="T38"><text:tab/></text:span><text:span text:style-name="T51">7.</text:span><text:span text:style-name="T38"> </text:span><text:span text:style-name="T26">¬</text:span><text:span text:style-name="T39">O <text:s text:c="52"/></text:span><text:span text:style-name="T49"><text:s/></text:span><text:span text:style-name="T48">Assume</text:span></text:p>
      <text:p text:style-name="P6"><draw:rect text:anchor-type="paragraph" draw:z-index="1" draw:style-name="gr2" draw:text-style-name="P35" svg:width="7.621cm" svg:height="2.065cm" svg:x="2.408cm" svg:y="0.048cm"><text:p/></draw:rect><text:span text:style-name="T48"><text:tab/><text:tab/></text:span><text:span text:style-name="T52">8.</text:span><text:span text:style-name="T42"> </text:span><text:span text:style-name="T26">¬</text:span><text:span text:style-name="T39">P <text:s text:c="41"/></text:span><text:span text:style-name="T48">Assume</text:span></text:p>
      <text:p text:style-name="P6"><text:span text:style-name="T48"><text:tab/><text:tab/></text:span><text:span text:style-name="T42">9. </text:span><text:span text:style-name="T26">¬</text:span><text:span text:style-name="T39">P </text:span><text:span text:style-name="T10"> </text:span><text:span text:style-name="T39">O</text:span><text:span text:style-name="T10"></text:span><text:span text:style-name="T39">R <text:s text:c="27"/></text:span><text:span text:style-name="T10"> </text:span><text:span text:style-name="T11">E </text:span><text:span text:style-name="T40">,</text:span><text:span text:style-name="T41">2</text:span><text:span text:style-name="T39"> </text:span></text:p>
      <text:p text:style-name="P6"><text:span text:style-name="T39"><text:tab/><text:tab/></text:span><text:span text:style-name="T42">10. </text:span><text:span text:style-name="T39">O</text:span><text:span text:style-name="T10"></text:span><text:span text:style-name="T39">R <text:s text:c="36"/></text:span><text:span text:style-name="T9"> </text:span><text:span text:style-name="T38">E,</text:span><text:span text:style-name="T42">8</text:span><text:span text:style-name="T38">,</text:span><text:span text:style-name="T42">9</text:span></text:p>
      <text:p text:style-name="P6"><text:span text:style-name="T42"><text:tab/><text:tab/>11. O <text:s text:c="42"/></text:span><text:span text:style-name="T11"></text:span><text:span text:style-name="T42">E,10</text:span></text:p>
      <text:p text:style-name="P23"><text:tab/>12. P <text:s text:c="54"/>RAA,11,7</text:p>
      <text:p text:style-name="P7"><text:span text:style-name="T38">13. </text:span><text:span text:style-name="T26">¬</text:span><text:span text:style-name="T39">O</text:span><text:span text:style-name="T10"></text:span><text:span text:style-name="T39">P <text:s text:c="55"/></text:span><text:span text:style-name="T12"> </text:span><text:span text:style-name="T13">I</text:span><text:span text:style-name="T43">,</text:span><text:span text:style-name="T44">7</text:span><text:span text:style-name="T43">,</text:span><text:span text:style-name="T44">12</text:span></text:p>
      <text:p text:style-name="P8"><text:span text:style-name="T38">14. DDI <text:s text:c="60"/></text:span><text:span text:style-name="T12"> </text:span><text:span text:style-name="T43">E,</text:span><text:span text:style-name="T38">13</text:span><text:span text:style-name="T43">,</text:span><text:span text:style-name="T38">3</text:span></text:p>
      <text:p text:style-name="P8"><text:span text:style-name="T38">15. </text:span><text:span text:style-name="T47">DDI </text:span><text:span text:style-name="T10"> </text:span><text:span text:style-name="T40">DAI <text:s text:c="49"/></text:span><text:span text:style-name="T11"> </text:span><text:span text:style-name="T38">I</text:span><text:span text:style-name="T42">,</text:span><text:span text:style-name="T38">6,14</text:span></text:p>
      <text:p text:style-name="P8"/>
      <text:p text:style-name="P24">The argument is valid.</text:p>
      <text:p text:style-name="P9"/>
      <text:p text:style-name="P10"/>
      <text:p text:style-name="P10"/>
      <text:p text:style-name="P25"><text:soft-page-break/>2)i)</text:p>
      <text:p text:style-name="P25">In terms of the standard connectives, the definition of @(P,Q,R) is:</text:p>
      <text:p text:style-name="P4"/>
      <text:p text:style-name="P4"><text:span text:style-name="T45">(</text:span><text:span text:style-name="T38">P</text:span><text:span text:style-name="T39"> </text:span><text:span text:style-name="T10"></text:span><text:span text:style-name="T39"> </text:span><text:span text:style-name="T45">Q) </text:span><text:span text:style-name="T9"></text:span><text:span text:style-name="T38"> </text:span><text:span text:style-name="T45">(</text:span><text:span text:style-name="T26">¬</text:span><text:span text:style-name="T45">P </text:span><text:span text:style-name="T10"> </text:span><text:span text:style-name="T45">R)</text:span></text:p>
      <text:p text:style-name="P4"/>
      <text:p text:style-name="P28"><text:span text:style-name="T29">i</text:span><text:span text:style-name="T30">i) We want to show : </text:span><text:span text:style-name="T53">@(A, B, C), @(A, ¬B, C) |- C</text:span></text:p>
      <text:p text:style-name="P11"/>
      <text:p text:style-name="P11">We have that <text:s/><text:span text:style-name="T58">@(A, B, C) and <text:s/>@(A, ¬B, C) are given, so replacing by their definition we get:</text:span></text:p>
      <text:p text:style-name="P11"/>
      <text:p text:style-name="P11"><text:span text:style-name="T58">1. </text:span><text:span text:style-name="T45">( </text:span><text:span text:style-name="T38">A</text:span><text:span text:style-name="T39"> </text:span><text:span text:style-name="T10"></text:span><text:span text:style-name="T39"> </text:span><text:span text:style-name="T38">B</text:span><text:span text:style-name="T45">) </text:span><text:span text:style-name="T11"></text:span><text:span text:style-name="T40"> </text:span><text:span text:style-name="T45">(</text:span><text:span text:style-name="T26">¬</text:span><text:span text:style-name="T38">A</text:span><text:span text:style-name="T45"> </text:span><text:span text:style-name="T10"> </text:span><text:span text:style-name="T38">C</text:span><text:span text:style-name="T45">) <text:s text:c="47"/></text:span><text:span text:style-name="T38">given</text:span></text:p>
      <text:p text:style-name="P11"><text:span text:style-name="T58">2. </text:span><text:span text:style-name="T45">( </text:span><text:span text:style-name="T38">A</text:span><text:span text:style-name="T39"> </text:span><text:span text:style-name="T10"></text:span><text:span text:style-name="T39"> </text:span><text:span text:style-name="T26">¬</text:span><text:span text:style-name="T38">B</text:span><text:span text:style-name="T45">) </text:span><text:span text:style-name="T11"></text:span><text:span text:style-name="T40"> </text:span><text:span text:style-name="T45">(</text:span><text:span text:style-name="T26">¬</text:span><text:span text:style-name="T38">A</text:span><text:span text:style-name="T45"> </text:span><text:span text:style-name="T10"> </text:span><text:span text:style-name="T38">C</text:span><text:span text:style-name="T45">) <text:s text:c="44"/></text:span><text:span text:style-name="T38">given</text:span></text:p>
      <text:p text:style-name="P12"><draw:rect text:anchor-type="paragraph" draw:z-index="2" draw:style-name="gr1" draw:text-style-name="P35" svg:width="9.905cm" svg:height="2.687cm" svg:x="1.233cm" svg:y="0.533cm"><text:p/></draw:rect><text:span text:style-name="T38">3. </text:span><text:span text:style-name="T26">¬</text:span><text:span text:style-name="T46">A</text:span><text:span text:style-name="T45"> </text:span><text:span text:style-name="T10"> </text:span><text:span text:style-name="T46">C <text:s text:c="69"/></text:span><text:span text:style-name="T11"></text:span><text:span text:style-name="T42">E,1</text:span></text:p>
      <text:p text:style-name="P12"><text:span text:style-name="T42"><text:tab/></text:span><text:span text:style-name="T51">4.</text:span><text:span text:style-name="T59"> A <text:s text:c="65"/></text:span><text:span text:style-name="T64"><text:s text:c="4"/>Assume</text:span></text:p>
      <text:p text:style-name="P12"><text:span text:style-name="T59"><text:tab/>5. </text:span><text:span text:style-name="T60">A</text:span><text:span text:style-name="T61"> </text:span><text:span text:style-name="T65"></text:span><text:span text:style-name="T61"> </text:span><text:span text:style-name="T60">B <text:s text:c="61"/></text:span><text:span text:style-name="T66"></text:span><text:span text:style-name="T62">E,1</text:span></text:p>
      <text:p text:style-name="P12"><text:tab/>6. <text:s/><text:span text:style-name="T46">A</text:span><text:span text:style-name="T39"> </text:span><text:span text:style-name="T10"></text:span><text:span text:style-name="T39"> </text:span><text:span text:style-name="T26">¬</text:span><text:span text:style-name="T46">B <text:s text:c="57"/></text:span><text:span text:style-name="T66"></text:span><text:span text:style-name="T62">E,</text:span><text:span text:style-name="T59">2</text:span></text:p>
      <text:p text:style-name="P12"><text:span text:style-name="T59"><text:s text:c="12"/>7. B <text:s text:c="70"/></text:span><text:span text:style-name="T67"> </text:span><text:span text:style-name="T63">E,4,5</text:span></text:p>
      <text:p text:style-name="P12"><text:span text:style-name="T59"><text:tab/>8. </text:span><text:span text:style-name="T68">¬</text:span><text:span text:style-name="T59">B <text:s text:c="66"/></text:span><text:span text:style-name="T67"> </text:span><text:span text:style-name="T63">E,4,</text:span><text:span text:style-name="T59">6</text:span></text:p>
      <text:p text:style-name="P12"><text:span text:style-name="T59">9. </text:span><text:span text:style-name="T68">¬</text:span><text:span text:style-name="T60">A <text:s text:c="78"/></text:span><text:span text:style-name="T59">RAA,7,8</text:span></text:p>
      <text:p text:style-name="P12"><text:span text:style-name="T59">10. C <text:s text:c="79"/></text:span><text:span text:style-name="T67"> </text:span><text:span text:style-name="T63">E,</text:span><text:span text:style-name="T59">3</text:span><text:span text:style-name="T63">,</text:span><text:span text:style-name="T59">9</text:span></text:p>
      <text:p text:style-name="P12"/>
      <text:p text:style-name="P14">Hence : <text:span text:style-name="T58">@(A, B, C), @(A, ¬B, C) |- C <text:s/>. </text:span></text:p>
      <text:p text:style-name="P33"><text:s/>Q.E.D</text:p>
      <text:p text:style-name="P12"/>
      <text:p text:style-name="P15">3)i)</text:p>
      <text:p text:style-name="P29"/>
      <text:p text:style-name="P18"><text:span text:style-name="T22">a. </text:span><text:span text:style-name="T3"></text:span><text:span text:style-name="T22">X(length(X,0) </text:span><text:span text:style-name="T6"> </text:span><text:span text:style-name="T5"></text:span><text:span text:style-name="T16">Y </text:span><text:span text:style-name="T24">¬</text:span><text:span text:style-name="T16">member(Y,X))</text:span></text:p>
      <text:p text:style-name="P26"/>
      <text:p text:style-name="P18"><text:span text:style-name="T16">b. </text:span><text:span text:style-name="T5"> </text:span><text:span text:style-name="T16">L1, L2, L3 (append(L1,L2,L3) </text:span><text:span text:style-name="T6"></text:span><text:span text:style-name="T17"> </text:span></text:p>
      <text:p text:style-name="P18"><text:span text:style-name="T17"><text:tab/><text:tab/></text:span><text:span text:style-name="T5"></text:span><text:span text:style-name="T16">X(member(X,L3) </text:span><text:span text:style-name="T18"><text:s/></text:span><text:span text:style-name="T6"></text:span><text:span text:style-name="T17"> </text:span><text:span text:style-name="T16">(member(X,L1) </text:span><text:span text:style-name="T5"> </text:span><text:span text:style-name="T16">member(X,L2))))</text:span></text:p>
      <text:p text:style-name="P26"/>
      <text:p text:style-name="P30"><text:span text:style-name="T32">c. </text:span><text:span text:style-name="T8"> </text:span><text:span text:style-name="T32">L</text:span><text:span text:style-name="T14">,</text:span><text:span text:style-name="T50">X (length(L,X) </text:span><text:span text:style-name="T6"></text:span><text:span text:style-name="T28"> </text:span><text:span text:style-name="T31">(X=0 </text:span><text:span text:style-name="T3"> </text:span><text:span text:style-name="T37">X&gt;0)</text:span><text:span text:style-name="T33">)</text:span></text:p>
      <text:p text:style-name="P19"/>
      <text:p text:style-name="P20"><text:span text:style-name="T20">d. </text:span><text:span text:style-name="T8"> </text:span><text:span text:style-name="T19">L1, L2 </text:span><text:span text:style-name="T16">(same_elts(L1,L2) </text:span><text:span text:style-name="T6"></text:span></text:p>
      <text:p text:style-name="P20"><text:span text:style-name="T6"><text:s text:c="22"/></text:span><text:span text:style-name="T8"></text:span><text:span text:style-name="T19"> </text:span><text:span text:style-name="T16">X (member(X,L1) </text:span><text:span text:style-name="T6"></text:span><text:span text:style-name="T18"> </text:span><text:span text:style-name="T16">member(</text:span><text:span text:style-name="T21">X</text:span><text:span text:style-name="T16">,L2)</text:span><text:span text:style-name="T69"> </text:span><text:span text:style-name="T16">))</text:span></text:p>
      <text:p text:style-name="P20"/>
      <text:p text:style-name="P20">e. <text:span text:style-name="T14"></text:span><text:span text:style-name="T69">L length(L,0)</text:span></text:p>
      <text:p text:style-name="P20"/>
      <text:p text:style-name="P27">ii)</text:p>
      <text:p text:style-name="P27">Take : <text:s text:c="61"/></text:p>
      <text:p text:style-name="P27">X= [1,2] <text:s text:c="79"/></text:p>
      <text:p text:style-name="P27">Y=[3,4]<text:tab/><text:tab/><text:tab/> <text:s text:c="2"/><text:tab/><text:tab/> <text:s text:c="16"/></text:p>
      <text:p text:style-name="P27">Z=[1,1,2,3,4] <text:s text:c="50"/></text:p>
      <text:p text:style-name="P20"/>
      <text:p text:style-name="P20">Then, for the above example :</text:p>
      <text:p text:style-name="P31"><text:span text:style-name="T54">The left hand of the </text:span><text:span text:style-name="T56">princip</text:span><text:span text:style-name="T57">al</text:span><text:span text:style-name="T55"> </text:span><text:span text:style-name="T54">implication holds while the right hand</text:span><text:span text:style-name="T53"> </text:span><text:span text:style-name="T54">does not .</text:span></text:p>
      <text:p text:style-name="P31"/>
      <text:p text:style-name="P32"><text:span text:style-name="T54">H</text:span><text:span text:style-name="T53">ence the statement is false.</text:span></text:p>
      <text:p text:style-name="P34"/>
      <text:p text:style-name="P20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CDEE+Century Gothic" svg:font-family="'ABCDEE+Century Gothic'" style:font-family-generic="roman"/>
    <style:font-face style:name="Symbol" svg:font-family="Symbo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15:52:22.911927159</meta:creation-date>
    <dc:date>2015-12-17T16:18:21.851213873</dc:date>
    <meta:editing-duration>PT1H56M40S</meta:editing-duration>
    <meta:editing-cycles>24</meta:editing-cycles>
    <meta:generator>LibreOffice/4.2.8.2$Linux_X86_64 LibreOffice_project/420m0$Build-2</meta:generator>
    <meta:document-statistic meta:table-count="0" meta:image-count="0" meta:object-count="0" meta:page-count="2" meta:paragraph-count="70" meta:word-count="424" meta:character-count="3875" meta:non-whitespace-character-count="1365"/>
  </office:meta>
</office:document-meta>
</file>